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d338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bold" officeooo:rsid="00240c09" officeooo:paragraph-rsid="0022d28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cb035" officeooo:paragraph-rsid="002cb0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9b40" officeooo:paragraph-rsid="0039750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size="14pt" fo:language="ru" fo:country="RU" fo:font-style="normal" fo:font-weight="bold" officeooo:rsid="002e3623" officeooo:paragraph-rsid="002e362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3465a4" loext:opacity="100%" fo:font-size="14pt" fo:language="ru" fo:country="RU" fo:font-weight="normal" officeooo:rsid="00286da6" officeooo:paragraph-rsid="002c1e7b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2.25pt" style:font-weight-asian="normal" style:font-size-complex="14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7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7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7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f0478" officeooo:paragraph-rsid="006f047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e94eb" officeooo:paragraph-rsid="006e94e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29619" officeooo:paragraph-rsid="00729619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481d7" officeooo:paragraph-rsid="007481d7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5b02b" officeooo:paragraph-rsid="0075b02b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baad2" officeooo:paragraph-rsid="007baad2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c2c79" officeooo:paragraph-rsid="007c2c79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decfb" officeooo:paragraph-rsid="007decfb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e5bba" officeooo:paragraph-rsid="007e5bba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fc086" officeooo:paragraph-rsid="007fc086" style:font-size-asian="12.25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99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0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1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fo:background-color="#729fcf" style:font-size-asian="14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729fcf" style:font-size-asian="14pt" style:font-weight-asian="normal" style:font-size-complex="14pt" style:font-weight-complex="normal"/>
    </style:style>
    <style:style style:name="P10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729fcf" style:font-size-asian="12.25pt" style:font-weight-asian="normal" style:font-size-complex="14pt" style:font-weight-complex="normal"/>
    </style:style>
    <style:style style:name="P10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729fcf" style:font-size-asian="12.25pt" style:font-weight-asian="normal" style:font-size-complex="14pt" style:font-weight-complex="normal"/>
    </style:style>
    <style:style style:name="P10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fo:background-color="#729fcf" style:font-size-asian="12.25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11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113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1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2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2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25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26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2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79c05" officeooo:paragraph-rsid="00779c05" style:font-size-asian="14pt" style:font-size-complex="14pt"/>
    </style:style>
    <style:style style:name="P12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9fd78" officeooo:paragraph-rsid="0079fd78" style:font-size-asian="14pt" style:font-size-complex="14pt"/>
    </style:style>
    <style:style style:name="P12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baad2" officeooo:paragraph-rsid="007baad2" style:font-size-asian="14pt" style:font-size-complex="14pt"/>
    </style:style>
    <style:style style:name="P130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31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32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33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35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36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37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38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39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40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75b02b" style:font-weight-asian="normal" style:font-weight-complex="normal"/>
    </style:style>
    <style:style style:name="T9" style:family="text">
      <style:text-properties fo:language="ru" fo:country="RU" fo:font-weight="normal" officeooo:rsid="00793a29" style:font-weight-asian="normal" style:font-weight-complex="normal"/>
    </style:style>
    <style:style style:name="T10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11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2" style:family="text">
      <style:text-properties fo:language="ru" fo:country="RU" fo:font-weight="normal" officeooo:rsid="007481d7" fo:background-color="#ffff00" loext:char-shading-value="0" style:font-weight-asian="normal" style:font-weight-complex="normal"/>
    </style:style>
    <style:style style:name="T13" style:family="text">
      <style:text-properties fo:language="ru" fo:country="RU" officeooo:rsid="002f38c4"/>
    </style:style>
    <style:style style:name="T14" style:family="text">
      <style:text-properties fo:language="ru" fo:country="RU" officeooo:rsid="0036823e"/>
    </style:style>
    <style:style style:name="T15" style:family="text">
      <style:text-properties fo:language="ru" fo:country="RU" officeooo:rsid="00399b40"/>
    </style:style>
    <style:style style:name="T16" style:family="text">
      <style:text-properties fo:language="ru" fo:country="RU" officeooo:rsid="003ace3e"/>
    </style:style>
    <style:style style:name="T17" style:family="text">
      <style:text-properties fo:language="ru" fo:country="RU" officeooo:rsid="0044a598"/>
    </style:style>
    <style:style style:name="T18" style:family="text">
      <style:text-properties fo:language="ru" fo:country="RU" officeooo:rsid="003e5e09" fo:background-color="#729fcf" loext:char-shading-value="0"/>
    </style:style>
    <style:style style:name="T19" style:family="text">
      <style:text-properties officeooo:rsid="001d3385"/>
    </style:style>
    <style:style style:name="T20" style:family="text">
      <style:text-properties fo:font-weight="bold" officeooo:rsid="00240c09" fo:background-color="#729fcf" loext:char-shading-value="0" style:font-weight-asian="bold" style:font-weight-complex="bold"/>
    </style:style>
    <style:style style:name="T21" style:family="text">
      <style:text-properties fo:font-weight="bold" officeooo:rsid="0022d280" fo:background-color="#f10d0c" loext:char-shading-value="0" style:font-weight-asian="bold" style:font-weight-complex="bold"/>
    </style:style>
    <style:style style:name="T22" style:family="text">
      <style:text-properties fo:font-weight="bold" officeooo:rsid="001d3385" fo:background-color="#1e6a39" loext:char-shading-value="0" style:font-weight-asian="bold" style:font-weight-complex="bold"/>
    </style:style>
    <style:style style:name="T23" style:family="text">
      <style:text-properties officeooo:rsid="001fd3e6"/>
    </style:style>
    <style:style style:name="T24" style:family="text">
      <style:text-properties fo:background-color="#ea7500" loext:char-shading-value="0"/>
    </style:style>
    <style:style style:name="T25" style:family="text">
      <style:text-properties officeooo:rsid="0027f67a"/>
    </style:style>
    <style:style style:name="T26" style:family="text">
      <style:text-properties fo:font-size="14pt" fo:language="ru" fo:country="RU" officeooo:rsid="00286da6" style:font-size-asian="14pt" style:font-size-complex="14pt"/>
    </style:style>
    <style:style style:name="T27" style:family="text">
      <style:text-properties fo:font-size="14pt" fo:language="ru" fo:country="RU" officeooo:rsid="002c1e7b" style:font-size-asian="14pt" style:font-size-complex="14pt"/>
    </style:style>
    <style:style style:name="T28" style:family="text">
      <style:text-properties fo:font-size="14pt" fo:language="ru" fo:country="RU" officeooo:rsid="002cb035" style:font-size-asian="14pt" style:font-size-complex="14pt"/>
    </style:style>
    <style:style style:name="T29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2c1e7b"/>
    </style:style>
    <style:style style:name="T32" style:family="text">
      <style:text-properties officeooo:rsid="0030ddd4"/>
    </style:style>
    <style:style style:name="T33" style:family="text">
      <style:text-properties officeooo:rsid="0032c35f"/>
    </style:style>
    <style:style style:name="T34" style:family="text">
      <style:text-properties officeooo:rsid="00341c2a"/>
    </style:style>
    <style:style style:name="T35" style:family="text">
      <style:text-properties officeooo:rsid="0034f83b"/>
    </style:style>
    <style:style style:name="T36" style:family="text">
      <style:text-properties officeooo:rsid="0035af59"/>
    </style:style>
    <style:style style:name="T37" style:family="text">
      <style:text-properties officeooo:rsid="0035dd6e"/>
    </style:style>
    <style:style style:name="T38" style:family="text">
      <style:text-properties officeooo:rsid="0038c3f2"/>
    </style:style>
    <style:style style:name="T39" style:family="text">
      <style:text-properties officeooo:rsid="0044a598"/>
    </style:style>
    <style:style style:name="T40" style:family="text">
      <style:text-properties officeooo:rsid="004f16c9"/>
    </style:style>
    <style:style style:name="T41" style:family="text">
      <style:text-properties officeooo:rsid="0053afd0"/>
    </style:style>
    <style:style style:name="T42" style:family="text">
      <style:text-properties officeooo:rsid="00558b1a"/>
    </style:style>
    <style:style style:name="T43" style:family="text">
      <style:text-properties officeooo:rsid="00563aae"/>
    </style:style>
    <style:style style:name="T44" style:family="text">
      <style:text-properties officeooo:rsid="00572d38"/>
    </style:style>
    <style:style style:name="T45" style:family="text">
      <style:text-properties officeooo:rsid="00592798"/>
    </style:style>
    <style:style style:name="T46" style:family="text">
      <style:text-properties officeooo:rsid="005a725f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697748"/>
    </style:style>
    <style:style style:name="T49" style:family="text">
      <style:text-properties officeooo:rsid="0069a106"/>
    </style:style>
    <style:style style:name="T50" style:family="text">
      <style:text-properties officeooo:rsid="006f0478"/>
    </style:style>
    <style:style style:name="T51" style:family="text">
      <style:text-properties officeooo:rsid="0070fa02"/>
    </style:style>
    <style:style style:name="T52" style:family="text">
      <style:text-properties officeooo:rsid="0075b02b"/>
    </style:style>
    <style:style style:name="T53" style:family="text">
      <style:text-properties officeooo:rsid="007c2c79"/>
    </style:style>
    <style:style style:name="T54" style:family="text">
      <style:text-properties officeooo:rsid="007decfb"/>
    </style:style>
    <style:style style:name="T55" style:family="text">
      <style:text-properties officeooo:rsid="007e5bba"/>
    </style:style>
    <style:style style:name="T56" style:family="text">
      <style:text-properties officeooo:rsid="007fc0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6"><text:tab/><text:span text:style-name="T24">Какие задачи должна решать программа?</text:span></text:p>
      <text:p text:style-name="P6"/>
      <text:list xml:id="list3004584944" text:style-name="L1">
        <text:list-item>
          <text:p text:style-name="P47">Программа должна экономить время человека учащего иностранные слова. <text:span text:style-name="T19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20"/>
      <text:p text:style-name="P20"><text:tab/><text:span text:style-name="T22">Какие функции должна выполнять программа?</text:span></text:p>
      <text:p text:style-name="P9"/>
      <text:list xml:id="list133327222" text:style-name="L2">
        <text:list-item>
          <text:p text:style-name="P48">Быстро показывать перевод слова.</text:p>
        </text:list-item>
        <text:list-item>
          <text:p text:style-name="P48">Сортировать слова в хаотичном порядке.</text:p>
        </text:list-item>
        <text:list-item>
          <text:p text:style-name="P48">Для повторения ранее изученных слов должна быть возможность перемещаться между списками слов.</text:p>
        </text:list-item>
        <text:list-item>
          <text:p text:style-name="P48">Для слов которые очень тяжело учатся должна быть возможность выделить именно их <text:span text:style-name="T23">для изучения</text:span>— чтобы не тратить время на те слова что уже хорошо выучены.</text:p>
        </text:list-item>
        <text:list-item>
          <text:p text:style-name="P48">Получать слова из Github-репозитория.</text:p>
        </text:list-item>
        <text:list-item>
          <text:p text:style-name="P48">Отправлять новые слова на Github-репозиторий.</text:p>
        </text:list-item>
        <text:list-item>
          <text:p text:style-name="P48">Иметь удобный редактор для создания нового списка слов.</text:p>
        </text:list-item>
        <text:list-item>
          <text:p text:style-name="P49">Иметь возможность редактировать уже созданный список.</text:p>
        </text:list-item>
        <text:list-item>
          <text:p text:style-name="P51">Иметь возможность находить списки, перевод или исходные слова по искомому значению.</text:p>
        </text:list-item>
        <text:list-item>
          <text:p text:style-name="P51">Иметь возможность сортировать списки по дате. </text:p>
        </text:list-item>
        <text:list-item>
          <text:p text:style-name="P51">Иметь возможность делить слишком большой список на временные более маленькие списки.</text:p>
        </text:list-item>
        <text:list-item>
          <text:p text:style-name="P51">Иметь возможность обьединять маленькие списки во временный большой список для удобства изучения.</text:p>
        </text:list-item>
        <text:list-item>
          <text:p text:style-name="P53">Общие сведения.</text:p>
        </text:list-item>
        <text:list-item>
          <text:p text:style-name="P55">Иметь возможность переключаться между языками.</text:p>
        </text:list-item>
      </text:list>
      <text:p text:style-name="P21"/>
      <text:p text:style-name="P21"><text:tab/><text:span text:style-name="T21">В какие сроки должна быть реализована программа?</text:span></text:p>
      <text:p text:style-name="P21"/>
      <text:list xml:id="list2279235745" text:style-name="L3">
        <text:list-item>
          <text:p text:style-name="P50">По <text:span text:style-name="T39">24</text:span> сентября 2024 года.</text:p>
        </text:list-item>
      </text:list>
      <text:p text:style-name="P22"/>
      <text:p text:style-name="P23"><text:soft-page-break/></text:p>
      <text:p text:style-name="P23"><text:tab/><text:span text:style-name="T20">Порядок реализации программы.</text:span></text:p>
      <text:p text:style-name="P10"/>
      <text:list xml:id="list3971701883" text:style-name="L4">
        <text:list-item>
          <text:p text:style-name="P92">Определить исходя из описанных функций программы необходимые для ее работы кнопки <text:span text:style-name="T31">и жесты</text:span>.</text:p>
        </text:list-item>
        <text:list-item>
          <text:p text:style-name="P125"><text:span text:style-name="T7">В процессе разработки о</text:span><text:span text:style-name="T4">пределить соглашение по именованию:</text:span></text:p>
        </text:list-item>
      </text:list>
      <text:list xml:id="list1918357359" text:style-name="L5">
        <text:list-item>
          <text:list>
            <text:list-item>
              <text:p text:style-name="P135"><text:span text:style-name="T3">CSS-классов</text:span><text:span text:style-name="T4">,</text:span></text:p>
            </text:list-item>
            <text:list-item>
              <text:p text:style-name="P136"><text:span text:style-name="T4">F</text:span><text:span text:style-name="T2">rontend классов и функций,</text:span></text:p>
            </text:list-item>
            <text:list-item>
              <text:p text:style-name="P137">Backend классов и функций,</text:p>
            </text:list-item>
            <text:list-item>
              <text:p text:style-name="P136">баз данных.</text:p>
            </text:list-item>
          </text:list>
        </text:list-item>
      </text:list>
      <text:list xml:id="list220723382638741" text:continue-list="list3971701883" text:style-name="L4">
        <text:list-item>
          <text:p text:style-name="P93">Развернуть Git-сервер на старом ноутбуке.</text:p>
        </text:list-item>
        <text:list-item>
          <text:p text:style-name="P94">Протестировать работоспособность и правильность настройки Git-сервера на тестовом репозитории.</text:p>
        </text:list-item>
        <text:list-item>
          <text:p text:style-name="P56">Сверстать дизайн для компьютерной версии, телефона и планшета.</text:p>
        </text:list-item>
        <text:list-item>
          <text:p text:style-name="P56">Написать <text:span text:style-name="T25">unit-</text:span>тесты для frontend функционала.</text:p>
        </text:list-item>
        <text:list-item>
          <text:p text:style-name="P56">Написать <text:span text:style-name="T25">unit-</text:span>тесты для backend функционала.</text:p>
        </text:list-item>
        <text:list-item>
          <text:p text:style-name="P57">Написать интеграционные тесты для проверки правильности настройки и работы баз данных.</text:p>
        </text:list-item>
        <text:list-item>
          <text:p text:style-name="P57">Реализовать логику frontend функционала.</text:p>
        </text:list-item>
        <text:list-item>
          <text:p text:style-name="P57">Реализовать логику backend функционала.</text:p>
        </text:list-item>
      </text:list>
      <text:p text:style-name="P29"/>
      <text:p text:style-name="P29"/>
      <text:p text:style-name="P29"/>
      <text:p text:style-name="P4"/>
      <text:p text:style-name="P4"/>
      <text:p text:style-name="P4"/>
      <text:p text:style-name="P5"/>
      <text:p text:style-name="P5"/>
      <text:p text:style-name="P3">Реализация программы</text:p>
      <text:p text:style-name="P45"/>
      <text:list xml:id="list2624243086" text:style-name="L6">
        <text:list-item>
          <text:p text:style-name="P138"><text:span text:style-name="T26">Определить исходя из описанных функций программы необходимые для ее работы кнопки </text:span><text:span text:style-name="T27">и жесты</text:span><text:span text:style-name="T26">.</text:span></text:p>
        </text:list-item>
      </text:list>
      <text:p text:style-name="P46"/>
      <text:list xml:id="list220721828099009" text:continue-numbering="true" text:style-name="L6">
        <text:list-item>
          <text:list>
            <text:list-item>
              <text:p text:style-name="P139"><text:span text:style-name="T27">Быстро пока</text:span><text:span text:style-name="T28">зывать перевод слова.</text:span></text:p>
            </text:list-item>
          </text:list>
        </text:list-item>
      </text:list>
      <text:p text:style-name="P16"/>
      <text:list xml:id="list220723108223886" text:continue-numbering="true" text:style-name="L6">
        <text:list-item>
          <text:list>
            <text:list-item>
              <text:list>
                <text:list-item>
                  <text:p text:style-name="P58">Компьютерная версия:</text:p>
                  <text:list>
                    <text:list-item>
                      <text:p text:style-name="P95">по нажатию на пробел.</text:p>
                    </text:list-item>
                    <text:list-item>
                      <text:p text:style-name="P95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220721967377750" text:continue-numbering="true" text:style-name="L6">
        <text:list-item>
          <text:list>
            <text:list-item>
              <text:list>
                <text:list-item>
                  <text:p text:style-name="P58">Планшет:</text:p>
                  <text:list>
                    <text:list-item>
                      <text:p text:style-name="P95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220722591747409" text:continue-numbering="true" text:style-name="L6">
        <text:list-item>
          <text:list>
            <text:list-item>
              <text:list>
                <text:list-item>
                  <text:p text:style-name="P95">Телефон:</text:p>
                  <text:list>
                    <text:list-item>
                      <text:p text:style-name="P95"><text:soft-page-break/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40"><text:span text:style-name="T29">Сортировать </text:span><text:span text:style-name="T30">слова в хаотичном порядке.</text:span></text:p>
            </text:list-item>
          </text:list>
        </text:list-item>
      </text:list>
      <text:p text:style-name="P43"/>
      <text:list xml:id="list220721874677561" text:continue-numbering="true" text:style-name="L6">
        <text:list-item>
          <text:list>
            <text:list-item>
              <text:list>
                <text:list-item>
                  <text:p text:style-name="P59">Компьютерная версия:</text:p>
                  <text:list>
                    <text:list-item>
                      <text:p text:style-name="P96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220723308193754" text:continue-numbering="true" text:style-name="L6">
        <text:list-item>
          <text:list>
            <text:list-item>
              <text:list>
                <text:list-item>
                  <text:p text:style-name="P96">Планшет:</text:p>
                  <text:list>
                    <text:list-item>
                      <text:p text:style-name="P96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220723528176160" text:continue-numbering="true" text:style-name="L6">
        <text:list-item>
          <text:list>
            <text:list-item>
              <text:list>
                <text:list-item>
                  <text:p text:style-name="P96">Телефон:</text:p>
                  <text:list>
                    <text:list-item>
                      <text:p text:style-name="P96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220722991418319" text:continue-numbering="true" text:style-name="L6">
        <text:list-item>
          <text:list>
            <text:list-item>
              <text:p text:style-name="P113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17"/>
      <text:list xml:id="list220723612876632" text:continue-numbering="true" text:style-name="L6">
        <text:list-item>
          <text:list>
            <text:list-item>
              <text:list>
                <text:list-item>
                  <text:p text:style-name="P97">Компьютерная версия:</text:p>
                  <text:list>
                    <text:list-item>
                      <text:p text:style-name="P97"><text:span text:style-name="T47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98">по умолчанию выбранный список это последний созданный список</text:p>
                    </text:list-item>
                    <text:list-item>
                      <text:p text:style-name="P98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220723660105500" text:continue-numbering="true" text:style-name="L6">
        <text:list-item>
          <text:list>
            <text:list-item>
              <text:list>
                <text:list-item>
                  <text:p text:style-name="P97">Планшет:</text:p>
                  <text:list>
                    <text:list-item>
                      <text:p text:style-name="P130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4">наименование ссылок это дата создания списка</text:span></text:p>
                    </text:list-item>
                    <text:list-item>
                      <text:p text:style-name="P97">свайпом влево панель со ссылками скрывается возвращаясь обратно</text:p>
                    </text:list-item>
                    <text:list-item>
                      <text:p text:style-name="P130"><text:span text:style-name="T1">при </text:span><text:span text:style-name="T13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690480042" text:style-name="L7">
        <text:list-item>
          <text:list>
            <text:list-item>
              <text:list>
                <text:list-item>
                  <text:list>
                    <text:list-item>
                      <text:p text:style-name="P99">по умолчанию выбранный список это последний созданный список</text:p>
                    </text:list-item>
                    <text:list-item>
                      <text:p text:style-name="P99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220723671819154" text:continue-list="list220723660105500" text:style-name="L6">
        <text:list-item>
          <text:list>
            <text:list-item>
              <text:list>
                <text:list-item>
                  <text:p text:style-name="P97">Телефон:</text:p>
                  <text:list>
                    <text:list-item>
                      <text:p text:style-name="P130"><text:span text:style-name="T1">при помощи свайпа вправо открывается панель со ссылками на списки слов, </text:span><text:span text:style-name="T13">занимает весь экран</text:span></text:p>
                    </text:list-item>
                    <text:list-item>
                      <text:p text:style-name="P101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xml:id="list2121262831" text:style-name="L8">
        <text:list-item>
          <text:list>
            <text:list-item>
              <text:list>
                <text:list-item>
                  <text:list>
                    <text:list-item>
                      <text:p text:style-name="P100">по умолчанию выбранный список это последний созданный список</text:p>
                    </text:list-item>
                    <text:list-item>
                      <text:p text:style-name="P100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p text:style-name="P44"><text:soft-page-break/></text:p>
      <text:list xml:id="list220723462563558" text:continue-list="list220723671819154" text:style-name="L6">
        <text:list-item>
          <text:list>
            <text:list-item>
              <text:p text:style-name="P116">Для слов которые очень тяжело учатся должна быть возможность выделить именно их <text:span text:style-name="T23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7"/>
      <text:list xml:id="list220723736977566" text:continue-numbering="true" text:style-name="L6">
        <text:list-item>
          <text:list>
            <text:list-item>
              <text:list>
                <text:list-item>
                  <text:p text:style-name="P60">Компьютерная версия:</text:p>
                  <text:list>
                    <text:list-item>
                      <text:p text:style-name="P60">одиночным кликом правой кнопкой мыши выделяется труднозапоминающееся слово, такие слова <text:span text:style-name="T32">имеют</text:span> фон текста отличающегося от обычных слов</text:p>
                    </text:list-item>
                    <text:list-item>
                      <text:p text:style-name="P61">на панели со ссылками в самой верхней ее части <text:span text:style-name="T35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26"><text:span text:style-name="T5">«подсписок трудных слов» можно создать и из такого же «подсписка», </text:span><text:span text:style-name="T10">«подсписок подсписка» находится в той же области </text:span><text:span text:style-name="T11">(между верхней област</text:span><text:span text:style-name="T12">ью</text:span><text:span text:style-name="T11"> кнопок и нижней област</text:span><text:span text:style-name="T12">ью</text:span><text:span text:style-name="T11"> основных списков)</text:span><text:span text:style-name="T10"> </text:span><text:span text:style-name="T11">где и его родительский подсписок но порядком выше его</text:span></text:p>
                    </text:list-item>
                    <text:list-item>
                      <text:p text:style-name="P62">при наведении на ссылку списка появляется кнопка удаления «подсписка»</text:p>
                    </text:list-item>
                    <text:list-item>
                      <text:p text:style-name="P63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220721740844328" text:continue-numbering="true" text:style-name="L6">
        <text:list-item>
          <text:list>
            <text:list-item>
              <text:list>
                <text:list-item>
                  <text:p text:style-name="P60">Планшет:</text:p>
                  <text:list>
                    <text:list-item>
                      <text:p text:style-name="P60">удерживание пальца на слове выдел<text:span text:style-name="T33">яет его как труднозапоминающееся</text:span></text:p>
                    </text:list-item>
                    <text:list-item>
                      <text:p text:style-name="P64">если выделено хотя бы одно слово — <text:span text:style-name="T34">внизу</text:span> появляется кнопка «создать <text:span text:style-name="T37">под</text:span>список»</text:p>
                    </text:list-item>
                    <text:list-item>
                      <text:p text:style-name="P63">на открытой панели, <text:span text:style-name="T36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220722488094507" text:continue-numbering="true" text:style-name="L6">
        <text:list-item>
          <text:list>
            <text:list-item>
              <text:list>
                <text:list-item>
                  <text:p text:style-name="P65">Телефон:</text:p>
                  <text:list>
                    <text:list-item>
                      <text:p text:style-name="P65">удерживание пальца на слове выделяет его как трудное</text:p>
                    </text:list-item>
                    <text:list-item>
                      <text:p text:style-name="P65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65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list xml:id="list220722736463321" text:continue-numbering="true" text:style-name="L6">
        <text:list-item>
          <text:list>
            <text:list-item>
              <text:p text:style-name="P117">Получать слова из Github-репозитория. <text:span text:style-name="T38">&amp;&amp;</text:span></text:p>
            </text:list-item>
            <text:list-item>
              <text:p text:style-name="P114">Оправлять новые слова на Github-репозиторий.</text:p>
            </text:list-item>
          </text:list>
        </text:list-item>
      </text:list>
      <text:p text:style-name="P18"/>
      <text:list xml:id="list220722301691564" text:continue-numbering="true" text:style-name="L6">
        <text:list-item>
          <text:list>
            <text:list-item>
              <text:list>
                <text:list-item>
                  <text:p text:style-name="P102">Компьютерная версия:</text:p>
                  <text:list>
                    <text:list-item>
                      <text:p text:style-name="P105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220722272960971" text:continue-numbering="true" text:style-name="L6">
        <text:list-item>
          <text:list>
            <text:list-item>
              <text:list>
                <text:list-item>
                  <text:p text:style-name="P102">Планшет:</text:p>
                  <text:list>
                    <text:list-item>
                      <text:p text:style-name="P102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220723557923640" text:continue-numbering="true" text:style-name="L6">
        <text:list-item>
          <text:list>
            <text:list-item>
              <text:list>
                <text:list-item>
                  <text:p text:style-name="P102">Телефон:</text:p>
                  <text:list>
                    <text:list-item>
                      <text:p text:style-name="P131"><text:span text:style-name="T15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xml:id="list220723802168024" text:continue-numbering="true" text:style-name="L6">
        <text:list-item>
          <text:list>
            <text:list-item>
              <text:p text:style-name="P115">Иметь удобный редактор для создания нового списка слов.</text:p>
            </text:list-item>
          </text:list>
        </text:list-item>
      </text:list>
      <text:p text:style-name="P19"/>
      <text:list xml:id="list220721905784870" text:continue-numbering="true" text:style-name="L6">
        <text:list-item>
          <text:list>
            <text:list-item>
              <text:list>
                <text:list-item>
                  <text:p text:style-name="P103">Компьютерная версия:</text:p>
                  <text:list>
                    <text:list-item>
                      <text:p text:style-name="P106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32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6">появляется кнопка «сохранить список», </text:span><text:span text:style-name="T18">а также кнопка «+» меняется на крестик для отмены изменений</text:span></text:p>
                    </text:list-item>
                    <text:list-item>
                      <text:p text:style-name="P104">при нажатии на кнопку «сохранить список» выполняется проверка на:</text:p>
                      <text:list>
                        <text:list-item>
                          <text:p text:style-name="P104">наличие содержимого в списке в принципе</text:p>
                        </text:list-item>
                        <text:list-item>
                          <text:p text:style-name="P104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66"/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220722475057782" text:continue-numbering="true" text:style-name="L6">
        <text:list-item>
          <text:list>
            <text:list-item>
              <text:list>
                <text:list-item>
                  <text:p text:style-name="P67">Планшет:</text:p>
                  <text:list>
                    <text:list-item>
                      <text:p text:style-name="P67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34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52">при нажатии на кнопку «сохранить список» выполняется проверка на:</text:p>
                      <text:list>
                        <text:list-item>
                          <text:p text:style-name="P52">наличие содержимого в списке в принципе</text:p>
                        </text:list-item>
                        <text:list-item>
                          <text:p text:style-name="P52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220723853453491" text:continue-numbering="true" text:style-name="L6">
        <text:list-item>
          <text:list>
            <text:list-item>
              <text:list>
                <text:list-item>
                  <text:p text:style-name="P52">Телефон:</text:p>
                  <text:list>
                    <text:list-item>
                      <text:p text:style-name="P52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xml:id="list220723753150839" text:continue-numbering="true" text:style-name="L6">
        <text:list-item>
          <text:list>
            <text:list-item>
              <text:p text:style-name="P118">Иметь возможность редактировать уже созданный список.</text:p>
            </text:list-item>
          </text:list>
        </text:list-item>
      </text:list>
      <text:p text:style-name="P11"/>
      <text:list xml:id="list220722775930918" text:continue-numbering="true" text:style-name="L6">
        <text:list-item>
          <text:list>
            <text:list-item>
              <text:list>
                <text:list-item>
                  <text:p text:style-name="P68">Компьютерная версия:</text:p>
                  <text:list>
                    <text:list-item>
                      <text:p text:style-name="P68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220723026107096"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68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220723698609540"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68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220722058064572" text:continue-numbering="true" text:style-name="L6">
        <text:list-item>
          <text:list>
            <text:list-item>
              <text:p text:style-name="P119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12"/>
      <text:list xml:id="list220722753063736" text:continue-numbering="true" text:style-name="L6">
        <text:list-item>
          <text:list>
            <text:list-item>
              <text:list>
                <text:list-item>
                  <text:p text:style-name="P69">Компьютерная версия:</text:p>
                  <text:list>
                    <text:list-item>
                      <text:p text:style-name="P107">строка поиска находится на правой панели в самой верхней её части над кнопками действий</text:p>
                    </text:list-item>
                    <text:list-item>
                      <text:p text:style-name="P133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7">и «подсписков» </text:span><text:span text:style-name="T1">будет содержать только те </text:span><text:span text:style-name="T17">ссылки</text:span><text:span text:style-name="T1"> что </text:span><text:span text:style-name="T17">имеют</text:span><text:span text:style-name="T1"> искомые значения, в случае неудачи — </text:span><text:span text:style-name="T17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220723082526897" text:continue-numbering="true" text:style-name="L6">
        <text:list-item>
          <text:list>
            <text:list-item>
              <text:list>
                <text:list-item>
                  <text:p text:style-name="P70">Планшет:</text:p>
                  <text:list>
                    <text:list-item>
                      <text:p text:style-name="P70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70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220722369982384" text:continue-numbering="true" text:style-name="L6">
        <text:list-item>
          <text:list>
            <text:list-item>
              <text:list>
                <text:list-item>
                  <text:p text:style-name="P70">Телефон:</text:p>
                  <text:list>
                    <text:list-item>
                      <text:p text:style-name="P70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><text:soft-page-break/></text:p>
      <text:list xml:id="list220722506854069" text:continue-numbering="true" text:style-name="L6">
        <text:list-item>
          <text:list>
            <text:list-item>
              <text:p text:style-name="P120">Иметь возможность сортировать списки по дате.</text:p>
            </text:list-item>
          </text:list>
        </text:list-item>
      </text:list>
      <text:p text:style-name="P13"/>
      <text:list xml:id="list220723492440707" text:continue-numbering="true" text:style-name="L6">
        <text:list-item>
          <text:list>
            <text:list-item>
              <text:list>
                <text:list-item>
                  <text:p text:style-name="P71">Компьютерная версия:</text:p>
                  <text:list>
                    <text:list-item>
                      <text:p text:style-name="P110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1783922518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2">расположение панели как для планшета, <text:span text:style-name="T44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2660319354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2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3754444750" text:continue-numbering="true" text:style-name="L6">
        <text:list-item>
          <text:list>
            <text:list-item>
              <text:p text:style-name="P121">Иметь возможность делить слишком большой список на временные более маленькие списки.</text:p>
              <text:p text:style-name="P121"/>
              <text:list>
                <text:list-item>
                  <text:p text:style-name="P72">Компьютерная версия:</text:p>
                  <text:list>
                    <text:list-item>
                      <text:p text:style-name="P108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110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111">кнопка «Разделить список»</text:p>
                        </text:list-item>
                        <text:list-item>
                          <text:p text:style-name="P111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111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73">в области <text:span text:style-name="T40">параметров разделения списков </text:span>без введенных значений активными являются оба поля, при наличии значения хотя бы в одном поле <text:span text:style-name="T40">другое становится неактивным</text:span></text:p>
                    </text:list-item>
                    <text:list-item>
                      <text:p text:style-name="P74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74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74">разделить разделенный список нельзя</text:p>
                    </text:list-item>
                    <text:list-item>
                      <text:p text:style-name="P75"><text:soft-page-break/>в разделенном списке <text:span text:style-name="T41">также можно выделить труднозапоминающиеся слова</text:span></text:p>
                    </text:list-item>
                    <text:list-item>
                      <text:p text:style-name="P76">списки труднозапоминающихся слов которые были созданы из временных разделенных списков <text:span text:style-name="T42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3149933072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7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3861767738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7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2845487156" text:continue-numbering="true" text:style-name="L6">
        <text:list-item>
          <text:list>
            <text:list-item>
              <text:p text:style-name="P121">Иметь возможность обьединять маленькие списки во временный большой список для удобства изучения.</text:p>
              <text:p text:style-name="P121"/>
              <text:list>
                <text:list-item>
                  <text:p text:style-name="P72">Компьютерная версия:</text:p>
                  <text:list>
                    <text:list-item>
                      <text:p text:style-name="P109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p>
                    </text:list-item>
                    <text:list-item>
                      <text:p text:style-name="P78"><text:span text:style-name="T43">к</text:span>лик левой кнопкой мыши по неактивным спискам добавляет эти списки в область обьединения <text:span text:style-name="T43">списков</text:span></text:p>
                    </text:list-item>
                    <text:list-item>
                      <text:p text:style-name="P112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54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112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3158930912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54">расположение панели как для планшета, <text:span text:style-name="T44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20722908901149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9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list xml:id="list220723742761772" text:continue-numbering="true" text:style-name="L6">
        <text:list-item>
          <text:list>
            <text:list-item>
              <text:p text:style-name="P122"><text:soft-page-break/>Общие сведения.</text:p>
            </text:list-item>
          </text:list>
        </text:list-item>
      </text:list>
      <text:p text:style-name="P8"/>
      <text:list xml:id="list220722114554924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79"><text:span text:style-name="T45">в</text:span> области изучения слов, все строки должны быть пронумерованы</text:p>
                    </text:list-item>
                    <text:list-item>
                      <text:p text:style-name="P80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80">авторизация пользователя должна происходить посредством отправки токена доступа через <text:span text:style-name="T46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220722623816266" text:continue-numbering="true" text:style-name="L6">
        <text:list-item>
          <text:list>
            <text:list-item>
              <text:p text:style-name="P123">Иметь возможность переключаться между языками.</text:p>
            </text:list-item>
          </text:list>
        </text:list-item>
      </text:list>
      <text:p text:style-name="P14"/>
      <text:list xml:id="list220722523671500" text:continue-numbering="true" text:style-name="L6">
        <text:list-item>
          <text:list>
            <text:list-item>
              <text:list>
                <text:list-item>
                  <text:p text:style-name="P81">Компьютерная версия:</text:p>
                  <text:list>
                    <text:list-item>
                      <text:p text:style-name="P81">на правой панели в самой самой нижней её части находится область для переключения изучаемого языка</text:p>
                    </text:list-item>
                    <text:list-item>
                      <text:p text:style-name="P81">при переключении языка <text:span text:style-name="T48">поля в которых были какие-то введенные значения обновляются, </text:span><text:span text:style-name="T49">включается самый последний созданный список и отображаются все относящиеся к нему подсписки</text:span></text:p>
                    </text:list-item>
                    <text:list-item>
                      <text:p text:style-name="P82">если выбранный язык имеет более двух вариантов изучения слов (например японский язык который слова которых можно изучать и хираганой-катаканой и иероглифами) — ниже основной области переключения языков появляется дополнительная область для выбора варианта изучения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220722142040864" text:continue-numbering="true" text:style-name="L6">
        <text:list-item>
          <text:list>
            <text:list-item>
              <text:p text:style-name="P124">Иметь возможность настраивать программу под себя.</text:p>
            </text:list-item>
          </text:list>
        </text:list-item>
      </text:list>
      <text:p text:style-name="P15"/>
      <text:list xml:id="list220722625204118" text:continue-numbering="true" text:style-name="L6">
        <text:list-item>
          <text:list>
            <text:list-item>
              <text:list>
                <text:list-item>
                  <text:p text:style-name="P83">Компьютерная версия:</text:p>
                  <text:list>
                    <text:list-item>
                      <text:p text:style-name="P83">на правой панели в самой нижней её части рядом с панелью переключения языков <text:span text:style-name="T50">в правом нижнем углу находится кнопка настроек</text:span></text:p>
                    </text:list-item>
                    <text:list-item>
                      <text:p text:style-name="P82">рядом <text:span text:style-name="T51">с кнопкой настроек находится кнопка инструкций для более полного понимания как работать с программой</text:span></text:p>
                    </text:list-item>
                    <text:list-item>
                      <text:p text:style-name="P84"><text:span text:style-name="T52">при нажатии на кнопку настроек область изучения слов заменяется на </text:span>панель настроек, <text:span text:style-name="T52">которая</text:span> содержит:</text:p>
                      <text:list>
                        <text:list-item>
                          <text:p text:style-name="P84">бегунок переключения темы (со светлой на темную и наоборот)</text:p>
                        </text:list-item>
                        <text:list-item>
                          <text:p text:style-name="P85">раздел для работы с <text:span text:style-name="T53">настройками</text:span> язык<text:span text:style-name="T53">ов</text:span>, который содержит:</text:p>
                          <text:list>
                            <text:list-item>
                              <text:p text:style-name="P86">поле выбора основного языка</text:p>
                              <text:list>
                                <text:list-item>
                                  <text:p text:style-name="P87">после изменения основного языка списки слов <text:s/>заменяются на те которые имели в параметрах указанный язык как дополнительный, те же списки что не имели в своих параметрах указанный ныне язык <text:soft-page-break/>временно исчезают из области взаимодействия с ними дабы не причинить им какого-либо вреда и будут возвращены когда язык относящийся к ним снова будет указан</text:p>
                                </text:list-item>
                              </text:list>
                            </text:list-item>
                            <text:list-item>
                              <text:p text:style-name="P86">список дополнительных языков с находящимися рядом кнопками «добавить», «изменить» и «удалить»</text:p>
                              <text:list>
                                <text:list-item>
                                  <text:p text:style-name="P127"><text:span text:style-name="T8">с</text:span><text:span text:style-name="T2">писок дополнительных языков находится левее кнопок</text:span></text:p>
                                </text:list-item>
                                <text:list-item>
                                  <text:p text:style-name="P127"><text:span text:style-name="T2">при нажатии кнопок «добавить» или «изменить» появляется дополнительный раздел для параметров относящийся к разделу с языками</text:span></text:p>
                                </text:list-item>
                                <text:list-item>
                                  <text:p text:style-name="P127"><text:span text:style-name="T2">при нажатии на кнопку «добавить» - в разделе для параметров появляется список доступных языков и отсортированный в порядке где вверху находятся частоиспользуемые языки, появляется кнопка «добавить новый язык» - </text:span><text:span text:style-name="T9">после нажатия на которую можно добавить формат обучения (например для английского языка это слово и его перевод а для японского это слово в иероглифической записи, его чтение и перевод), назначить сокращенный код языка (например — ru, en, jp, cn) и полное название языка</text:span></text:p>
                                </text:list-item>
                                <text:list-item>
                                  <text:p text:style-name="P128"><text:span text:style-name="T2">при нажатии на кнопку «изменить» появляется возможность изменять параметры языка — для возможности исправлять наименования языков (как сокращенное так и полное) есть возможность изменять их названия — причем после изменения эти изменения сразу применяются для пользователя который это сделал, затем изменения итерируют счетчик исправленной версии языка и если количество итераций этого счетчика больше чем половина пользователей использующих текущие наименования — администратору проекта приходит уведомление о необходимости внесения изменений в указанный в уведомлении язык, то же самое возможно и для формата обучения языка</text:span></text:p>
                                </text:list-item>
                                <text:list-item>
                                  <text:p text:style-name="P129"><text:span text:style-name="T2">при нажатии кнопки «удалить» - для подтверждения удаления пользователю будет необходимо ввести пароль от аккаунта и токен для доступа к github аккаунту (если он привязан) чтобы доказать что действия его осознанны и аккаунтом пользуется именно он а не некто решивший поднасолить своему знакомому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раздел для работы с git, который содержит:</text:p>
                          <text:list>
                            <text:list-item>
                              <text:p text:style-name="P85">поле для <text:span text:style-name="T53">указания репозитория который содержит списки слов (формат репозитория — </text:span><text:a xlink:type="simple" xlink:href="https://github.com/" text:style-name="Internet_20_link" text:visited-style-name="Visited_20_Internet_20_Link"><text:span text:style-name="T53">https://github.com/</text:span></text:a><text:span text:style-name="T53">&lt;github_username&gt;/&lt;repository_with_words&gt;). </text:span><text:span text:style-name="T54">Внимание при изменении репозитория содержащего </text:span><text:soft-page-break/><text:span text:style-name="T54">списки слов, списки слов относящиеся к этому репозиторию находящиеся в базе данных проекта будут доступны в течение месяца, после чего будут удалены. Для <text:s/>предотвращения их удаления достаточно снова указать репозиторий со списками слов в соответствующее поле который </text:span><text:span text:style-name="T55">связан с этими списками</text:span></text:p>
                            </text:list-item>
                            <text:list-item>
                              <text:p text:style-name="P89"><text:span text:style-name="T56">раздел для работы со </text:span>спис<text:span text:style-name="T56">ком</text:span> веток <text:span text:style-name="T55">с кнопками «добавить», «изменить» и «удалить»</text:span></text:p>
                            </text:list-item>
                            <text:list-item>
                              <text:p text:style-name="P90">для более быстрого переключения между ветками имеется панель быстрого доступа содержащяя в себе:</text:p>
                              <text:list>
                                <text:list-item>
                                  <text:p text:style-name="P91">наименование текущей ветки со стрелочкой рядом для выбора ветки из списка </text:p>
                                </text:list-item>
                                <text:list-item>
                                  <text:p text:style-name="P91">кнопки вперед и назад для переключения между ветками без необходимости открытия выпадающего списка</text:p>
                                </text:list-item>
                                <text:list-item>
                                  <text:p text:style-name="P91">кнопка открытия полной версии раздела </text:p>
                                </text:list-item>
                              </text:list>
                            </text:list-item>
                            <text:list-item>
                              <text:p text:style-name="P88">список полей для указания папок соответствующих языкам (например: в репозитории <text:a xlink:type="simple" xlink:href="https://github.com/ReijiAkkerman/New_words.git" text:style-name="Internet_20_link" text:visited-style-name="Visited_20_Internet_20_Link">https://github.com/ReijiAkkerman/New_words.git</text:a> в ветке main содерж<text:span text:style-name="T54">а</text:span>тся <text:span text:style-name="T54">папки english и japanese для английского и японского языков соответственно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09-25T21:56:23.903357786</dc:date>
    <meta:editing-duration>PT7H15M47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2" meta:paragraph-count="193" meta:word-count="2276" meta:character-count="15759" meta:non-whitespace-character-count="13812"/>
  </office:meta>
</office:document-meta>
</file>